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wiss" style:font-pitch="variable"/>
    <style:font-face style:name="Noto Sans CJK KR" svg:font-family="'Noto Sans CJK KR'"/>
    <style:font-face style:name="Noto Sans CJK KR1" svg:font-family="'Noto Sans CJK KR'" style:font-family-generic="swiss"/>
    <style:font-face style:name="맑은 고딕" svg:font-family="'맑은 고딕'" style:font-family-generic="system" style:font-pitch="variable"/>
    <style:font-face style:name="맑은 고딕1" svg:font-family="'맑은 고딕', 'Noto Sans KR', 돋움, 돋움체, 굴림, 굴림체, 'Courier New'" style:font-family-generic="modern" style:font-pitch="fixed"/>
    <style:font-face style:name="맑은 고딕2" svg:font-family="'맑은 고딕'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6.673cm"/>
    </style:style>
    <style:style style:name="co5" style:family="table-column">
      <style:table-column-properties fo:break-before="auto" style:column-width="3.346cm"/>
    </style:style>
    <style:style style:name="co6" style:family="table-column">
      <style:table-column-properties fo:break-before="auto" style:column-width="8.297cm"/>
    </style:style>
    <style:style style:name="co7" style:family="table-column">
      <style:table-column-properties fo:break-before="auto" style:column-width="6.264cm"/>
    </style:style>
    <style:style style:name="co8" style:family="table-column">
      <style:table-column-properties fo:break-before="auto" style:column-width="2.249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601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middle"/>
      <style:text-properties style:font-name="Noto Sans" fo:font-size="11pt" style:font-name-asian="Noto Sans" style:font-size-asian="11pt" style:font-name-complex="Noto Sans CJK KR" style:font-size-complex="11pt"/>
    </style:style>
    <style:style style:name="ce3" style:family="table-cell" style:parent-style-name="Default" style:data-style-name="N0">
      <style:table-cell-properties fo:wrap-option="wrap" style:vertical-align="middle"/>
      <style:text-properties style:font-name="Noto Sans" fo:font-size="11pt" style:font-name-asian="Noto Sans" style:font-size-asian="11pt" style:font-name-complex="Noto Sans CJK KR" style:font-size-complex="11pt"/>
    </style:style>
    <style:style style:name="ce4" style:family="table-cell" style:parent-style-name="Default" style:data-style-name="N0">
      <style:table-cell-properties fo:background-color="#ffff00" fo:wrap-option="wrap" style:vertical-align="middle"/>
      <style:text-properties style:font-name="Noto Sans" fo:font-size="11pt" style:font-name-asian="Noto Sans" style:font-size-asian="11pt" style:font-name-complex="맑은 고딕2" style:font-size-complex="11pt"/>
    </style:style>
    <style:style style:name="ce6" style:family="table-cell" style:parent-style-name="Default" style:data-style-name="N0">
      <style:table-cell-properties fo:wrap-option="wrap" style:vertical-align="middle"/>
      <style:text-properties style:font-name="Noto Sans" fo:font-size="11pt" style:font-name-asian="Noto Sans" style:font-size-asian="11pt" style:font-name-complex="맑은 고딕1" style:font-size-complex="11pt"/>
    </style:style>
    <style:style style:name="ce9" style:family="table-cell" style:parent-style-name="Default">
      <style:text-properties style:font-name="Noto Sans" fo:font-size="11pt" style:font-name-asian="Noto Sans" style:font-size-asian="11pt" style:font-size-complex="11pt"/>
    </style:style>
    <style:style style:name="T1" style:family="text">
      <style:text-properties style:font-name="Noto Sans CJK KR1"/>
    </style:style>
    <style:style style:name="T2" style:family="text">
      <style:text-properties fo:color="#000000" style:font-name="Noto Sans CJK K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 CJK KR" style:font-name-complex="Noto Sans CJK KR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맑은 고딕1" style:font-name-asian="맑은 고딕1" style:font-name-complex="맑은 고딕1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6377" table:default-cell-style-name="ce3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기능</text:p>
          </table:table-cell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api path</text:p>
          </table:table-cell>
          <table:table-cell table:style-name="ce1" office:value-type="string" calcext:value-type="string">
            <text:p>로그인 필수여부(세션으로 확인)</text:p>
          </table:table-cell>
          <table:table-cell table:style-name="ce4" office:value-type="string" calcext:value-type="string">
            <text:p>파라미터</text:p>
          </table:table-cell>
          <table:table-cell table:style-name="ce1" office:value-type="string" calcext:value-type="string">
            <text:p>구현여부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멤버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회원가입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signup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, nickname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로그인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login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로그아웃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mber/logout</text:p>
          </table:table-cell>
          <table:table-cell office:value-type="string" calcext:value-type="string">
            <text:p>o</text:p>
          </table:table-cell>
          <table:table-cell table:style-name="ce6"/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멤버정보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멤버정보변경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style-name="ce6" office:value-type="string" calcext:value-type="string">
            <text:p>userid, password, nickname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탈퇴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카테고리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카테고리 리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카테고리 생성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me, abbreviation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카테고리 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게시글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실시간 베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bes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글목록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개념글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like-cut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검색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search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title, content, password</text:p>
          </table:table-cell>
          <table:table-cell office:value-type="string" calcext:value-type="string">
            <text:p>o</text:p>
          </table:table-cell>
          <table:table-cell table:style-name="ce9" table:number-columns-repeated="16377"/>
        </table:table-row>
        <table:table-row table:style-name="ro4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tle, conte<text:span text:style-name="T1">nt, password</text:span>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추천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/li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비추천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/disli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댓글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댓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mment/{post_id}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content, password, prev_comment_i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mment/{post_id}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2">comment_id, </text:span><text:span text:style-name="T3">content, password</text:span>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, 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5" table:number-rows-repeated="1048546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wiss" style:font-pitch="variable"/>
    <style:font-face style:name="Noto Sans CJK KR" svg:font-family="'Noto Sans CJK KR'"/>
    <style:font-face style:name="Noto Sans CJK KR1" svg:font-family="'Noto Sans CJK KR'" style:font-family-generic="swiss"/>
    <style:font-face style:name="맑은 고딕" svg:font-family="'맑은 고딕'" style:font-family-generic="system" style:font-pitch="variable"/>
    <style:font-face style:name="맑은 고딕1" svg:font-family="'맑은 고딕', 'Noto Sans KR', 돋움, 돋움체, 굴림, 굴림체, 'Courier New'" style:font-family-generic="modern" style:font-pitch="fixed"/>
    <style:font-face style:name="맑은 고딕2" svg:font-family="'맑은 고딕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24pt" fo:font-weight="bold" style:font-name-asian="Noto Sans CJK KR" style:font-family-asian="'Noto Sans CJK KR'" style:font-size-asian="24pt" style:font-weight-asian="bold" style:font-name-complex="Noto Sans CJK KR" style:font-family-complex="'Noto Sans CJK KR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8pt" fo:font-weight="bold" style:font-name-asian="Noto Sans CJK KR" style:font-family-asian="'Noto Sans CJK KR'" style:font-size-asian="18pt" style:font-weight-asian="bold" style:font-name-complex="Noto Sans CJK KR" style:font-family-complex="'Noto Sans CJK KR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2pt" fo:font-weight="bold" style:font-name-asian="Noto Sans CJK KR" style:font-family-asian="'Noto Sans CJK KR'" style:font-size-asian="12pt" style:font-weight-asian="bold" style:font-name-complex="Noto Sans CJK KR" style:font-family-complex="'Noto Sans CJK KR'" style:font-size-complex="12pt" style:font-weight-complex="bold"/>
    </style:style>
    <style:style style:name="Text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Footnote" style:family="table-cell" style:parent-style-name="Default" style:data-style-name="N0">
      <style:table-cell-properties style:vertical-align="middle"/>
      <style:text-properties fo:color="#808080" style:font-name="Noto Sans CJK KR" fo:font-family="'Noto Sans CJK KR'" fo:font-style="italic" style:font-name-asian="Noto Sans CJK KR" style:font-family-asian="'Noto Sans CJK KR'" style:font-style-asian="italic" style:font-name-complex="Noto Sans CJK KR" style:font-family-complex="'Noto Sans CJK KR'" style:font-style-complex="italic"/>
    </style:style>
    <style:style style:name="Hyperlink" style:family="table-cell" style:parent-style-name="Default" style:data-style-name="N0">
      <style:table-cell-properties style:vertical-align="middle"/>
      <style:text-properties fo:color="#0000ee" style:font-name="Noto Sans CJK KR" fo:font-family="'Noto Sans CJK KR'" style:text-underline-style="solid" style:text-underline-width="auto" style:text-underline-color="font-color" style:font-name-asian="Noto Sans CJK KR" style:font-family-asian="'Noto Sans CJK KR'" style:font-name-complex="Noto Sans CJK KR" style:font-family-complex="'Noto Sans CJK KR'"/>
    </style:style>
    <style:style style:name="Status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Warning" style:family="table-cell" style:parent-style-name="Default" style:data-style-name="N0">
      <style:table-cell-properties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" style:family="table-cell" style:parent-style-name="Default" style:data-style-name="N0">
      <style:table-cell-properties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Result" style:family="table-cell" style:parent-style-name="Default" style:data-style-name="N0">
      <style:table-cell-properties style:vertical-align="middle"/>
      <style:text-properties style:font-name="Noto Sans CJK KR" fo:font-family="'Noto Sans CJK KR'" fo:font-style="italic" style:text-underline-style="solid" style:text-underline-width="auto" style:text-underline-color="font-color" fo:font-weight="bold" style:font-name-asian="Noto Sans CJK KR" style:font-family-asian="'Noto Sans CJK KR'" style:font-style-asian="italic" style:font-weight-asian="bold" style:font-name-complex="Noto Sans CJK KR" style:font-family-complex="'Noto Sans CJK KR'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00/00/00</text:date>, <text:time style:data-style-name="N2" text:time-value="19:46:26.4533064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페이지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meta:creation-date>2025-05-08T18:37:18Z</meta:creation-date>
    <dc:date>2025-05-16T19:47:00.997504400</dc:date>
    <meta:editing-cycles>69</meta:editing-cycles>
    <meta:editing-duration>PT13H51M44S</meta:editing-duration>
    <meta:document-statistic meta:table-count="1" meta:cell-count="139" meta:object-count="0"/>
  </office:meta>
</office:document-meta>
</file>